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Pictures/10000000000002C1000002C18E5918D2B6336AC8.jpg" manifest:media-type="image/jpeg"/>
  <manifest:file-entry manifest:full-path="Object 1/Pictures/10000000000000FE0000006849075F3F7BD428A2.jpg" manifest:media-type="image/jpeg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5.23cm" svg:height="25.342cm" svg:x="-5.731cm" svg:y="0.4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2:47:22.604826795</meta:creation-date>
    <dc:date>2018-04-19T15:29:24.985566560</dc:date>
    <meta:editing-duration>PT6M48S</meta:editing-duration>
    <meta:editing-cycles>5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131cm" fo:min-width="4.32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ef413d" draw:marker-start="Symmetric_20_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fffff" draw:fill="solid" draw:fill-color="#ffffff" draw:opacity="100%" draw:textarea-horizontal-align="justify" draw:textarea-vertical-align="middle" draw:auto-grow-height="false" fo:min-height="0.512cm" fo:min-width="0.897cm"/>
    </style:style>
    <style:style style:name="gr5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="Symmetric_20_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objectwithoutfill">
      <style:graphic-properties svg:stroke-width="0.053cm" svg:stroke-color="#0373dd" draw:marker-start="Symmetric_20_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3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style:text-position="33% 58%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25cm" svg:height="17.507cm" draw:transform="skewX (0.000174532925199418) rotate (2.36439753767672) translate (5.722cm 16.2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664cm" svg:height="1.499cm" draw:transform="rotate (-0.711745268963287) translate (11.769cm -0.623cm)">
          <draw:image xlink:href="Pictures/10000000000000FE0000006849075F3F7BD428A2.jpg" xlink:type="simple" xlink:show="embed" xlink:actuate="onLoad">
            <text:p/>
          </draw:image>
        </draw:frame>
        <draw:line draw:style-name="gr3" draw:text-style-name="P2" draw:layer="layout" svg:x1="16.124cm" svg:y1="2.806cm" svg:x2="15.843cm" svg:y2="4.203cm">
          <text:p/>
        </draw:line>
        <draw:line draw:style-name="gr3" draw:text-style-name="P2" draw:layer="layout" svg:x1="17.013cm" svg:y1="4.711cm" svg:x2="15.87cm" svg:y2="4.122cm">
          <text:p/>
        </draw:line>
        <draw:line draw:style-name="gr3" draw:text-style-name="P2" draw:layer="layout" svg:x1="14.727cm" svg:y1="4.584cm" svg:x2="15.824cm" svg:y2="4.114cm">
          <text:p/>
        </draw:line>
        <draw:frame draw:style-name="gr2" draw:text-style-name="P2" draw:layer="layout" svg:width="9.525cm" svg:height="9.525cm" svg:x="5.036cm" svg:y="2.552cm">
          <draw:image xlink:href="Pictures/10000000000002C1000002C18E5918D2B6336AC8.jpg" xlink:type="simple" xlink:show="embed" xlink:actuate="onLoad">
            <text:p/>
          </draw:image>
        </draw:frame>
        <draw:custom-shape draw:style-name="gr4" draw:text-style-name="P3" draw:layer="layout" svg:width="1.397cm" svg:height="0.762cm" svg:x="11.298cm" svg:y="6.362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739cm" svg:y1="11.723cm" svg:x2="9.739cm" svg:y2="2.579cm">
          <text:p/>
        </draw:line>
        <draw:line draw:style-name="gr6" draw:text-style-name="P2" draw:layer="layout" svg:x1="9.739cm" svg:y1="5.246cm" svg:x2="9.739cm" svg:y2="7.251cm">
          <text:p/>
        </draw:line>
        <draw:line draw:style-name="gr6" draw:text-style-name="P2" draw:layer="layout" svg:x1="11.898cm" svg:y1="7.251cm" svg:x2="9.739cm" svg:y2="7.272cm">
          <text:p/>
        </draw:line>
        <draw:line draw:style-name="gr6" draw:text-style-name="P2" draw:layer="layout" svg:x1="8.469cm" svg:y1="8.14cm" svg:x2="9.719cm" svg:y2="7.264cm">
          <text:p/>
        </draw:line>
        <draw:custom-shape draw:style-name="gr7" draw:text-style-name="P4" draw:layer="layout" svg:width="0.254cm" svg:height="0.254cm" svg:x="9.639cm" svg:y="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951cm" svg:height="1.038cm" svg:x="8.777cm" svg:y="4.765cm">
          <draw:text-box>
            <text:p><text:span text:style-name="T1">i</text:span><text:span text:style-name="T2">z</text:span></text:p>
          </draw:text-box>
        </draw:frame>
        <draw:frame draw:style-name="gr9" draw:text-style-name="P5" draw:layer="layout" svg:width="1.432cm" svg:height="1.673cm" svg:x="11.136cm" svg:y="7.251cm">
          <draw:text-box>
            <text:p><text:span text:style-name="T1">i</text:span><text:span text:style-name="T2">y</text:span></text:p>
          </draw:text-box>
        </draw:frame>
        <draw:frame draw:style-name="gr8" draw:text-style-name="P5" draw:layer="layout" svg:width="0.951cm" svg:height="1.038cm" svg:x="7.53cm" svg:y="7.578cm">
          <draw:text-box>
            <text:p><text:span text:style-name="T1">i</text:span><text:span text:style-name="T2">x</text:span></text:p>
          </draw:text-box>
        </draw:frame>
        <draw:line draw:style-name="gr10" draw:text-style-name="P2" draw:layer="layout" svg:x1="13.584cm" svg:y1="-0.623cm" svg:x2="12.949cm" svg:y2="0.774cm">
          <text:p/>
        </draw:line>
        <draw:line draw:style-name="gr10" draw:text-style-name="P2" draw:layer="layout" svg:x1="14.854cm" svg:y1="2.044cm" svg:x2="13.203cm" svg:y2="1.328cm">
          <text:p/>
        </draw:line>
        <draw:line draw:style-name="gr10" draw:text-style-name="P2" draw:layer="layout" svg:x1="15.208cm" svg:y1="0.293cm" svg:x2="13.303cm" svg:y2="0.928cm">
          <text:p/>
        </draw:line>
        <draw:frame draw:style-name="gr9" draw:text-style-name="P5" draw:layer="layout" svg:width="1.432cm" svg:height="1.673cm" svg:x="14.438cm" svg:y="4.457cm">
          <draw:text-box>
            <text:p><text:span text:style-name="T1">O</text:span><text:span text:style-name="T2">y</text:span></text:p>
          </draw:text-box>
        </draw:frame>
        <draw:frame draw:style-name="gr11" draw:text-style-name="P5" draw:layer="layout" svg:width="1.176cm" svg:height="1.038cm" svg:x="16.065cm" svg:y="2.379cm">
          <draw:text-box>
            <text:p><text:span text:style-name="T1">O</text:span><text:span text:style-name="T2">x</text:span></text:p>
          </draw:text-box>
        </draw:frame>
        <draw:frame draw:style-name="gr11" draw:text-style-name="P5" draw:layer="layout" svg:width="1.176cm" svg:height="1.038cm" svg:x="16.951cm" svg:y="4.203cm">
          <draw:text-box>
            <text:p><text:span text:style-name="T1">O</text:span><text:span text:style-name="T2">z</text:span></text:p>
          </draw:text-box>
        </draw:frame>
        <draw:frame draw:style-name="gr12" draw:text-style-name="P5" draw:layer="layout" svg:width="1.133cm" svg:height="1.038cm" svg:x="12.359cm" svg:y="-1.212cm">
          <draw:text-box>
            <text:p><text:span text:style-name="T1">S</text:span><text:span text:style-name="T2">x</text:span></text:p>
          </draw:text-box>
        </draw:frame>
        <draw:frame draw:style-name="gr12" draw:text-style-name="P5" draw:layer="layout" svg:width="1.133cm" svg:height="1.038cm" svg:x="14.993cm" svg:y="-0.26cm">
          <draw:text-box>
            <text:p><text:span text:style-name="T1">S</text:span><text:span text:style-name="T2">z</text:span></text:p>
          </draw:text-box>
        </draw:frame>
        <draw:frame draw:style-name="gr9" draw:text-style-name="P5" draw:layer="layout" svg:width="1.432cm" svg:height="1.673cm" svg:x="14.438cm" svg:y="1.258cm">
          <draw:text-box>
            <text:p><text:span text:style-name="T1">S</text:span><text:span text:style-name="T2">y</text:span></text:p>
          </draw:text-box>
        </draw:frame>
        <draw:line draw:style-name="gr13" draw:text-style-name="P2" draw:layer="layout" svg:x1="16.505cm" svg:y1="1.155cm" svg:x2="16.251cm" svg:y2="0.774cm">
          <text:p/>
        </draw:line>
        <draw:path draw:style-name="gr14" draw:text-style-name="P2" draw:layer="layout" svg:width="7.666cm" svg:height="2.008cm" draw:transform="skewX (0.0954695100840898) rotate (0.589223155473286) translate (8.56352788986638cm 10.2998955493959cm)" svg:viewBox="0 0 7667 2009" svg:d="M0 2009c4473-1 7667-2009 7667-2009">
          <text:p/>
        </draw:path>
        <draw:path draw:style-name="gr14" draw:text-style-name="P2" draw:layer="layout" svg:width="0.987cm" svg:height="0.628cm" draw:transform="rotate (-0.785398163397448) translate (16.505cm 1.155cm)" svg:viewBox="0 0 988 629" svg:d="M0 0c808 269 988 629 988 629">
          <text:p/>
        </draw:path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